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193in" fo:border-left="none" fo:border-right="none" fo:border-top="0.06pt solid #000000" fo:border-bottom="none" style:shadow="none"/>
      <style:text-properties officeooo:paragraph-rsid="000f8d9c"/>
    </style:style>
    <style:style style:name="P2" style:family="paragraph" style:parent-style-name="Standard">
      <style:text-properties fo:font-weight="bold" officeooo:rsid="000ecff6" officeooo:paragraph-rsid="000ecff6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2.7193in"/>
          <style:tab-stop style:position="3.8161in"/>
        </style:tab-stops>
      </style:paragraph-properties>
      <style:text-properties fo:font-weight="bold" officeooo:rsid="000ecff6" officeooo:paragraph-rsid="0026dcc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f8d9c"/>
    </style:style>
    <style:style style:name="P5" style:family="paragraph" style:parent-style-name="Standard">
      <style:paragraph-properties fo:text-align="justify" style:justify-single-word="false"/>
      <style:text-properties officeooo:paragraph-rsid="0026dcc6"/>
    </style:style>
    <style:style style:name="P6" style:family="paragraph" style:parent-style-name="Standard">
      <style:paragraph-properties>
        <style:tab-stops>
          <style:tab-stop style:position="4.1665in"/>
        </style:tab-stops>
      </style:paragraph-properties>
      <style:text-properties officeooo:rsid="000ecff6" officeooo:paragraph-rsid="000ecff6"/>
    </style:style>
    <style:style style:name="P7" style:family="paragraph" style:parent-style-name="Standard">
      <style:paragraph-properties>
        <style:tab-stops>
          <style:tab-stop style:position="2.7193in"/>
          <style:tab-stop style:position="3.8161in"/>
        </style:tab-stops>
      </style:paragraph-properties>
      <style:text-properties officeooo:rsid="000ecff6" officeooo:paragraph-rsid="0026dcc6"/>
    </style:style>
    <style:style style:name="P8" style:family="paragraph" style:parent-style-name="Standard">
      <style:paragraph-properties fo:text-align="justify" style:justify-single-word="false"/>
      <style:text-properties officeooo:rsid="000f8d9c" officeooo:paragraph-rsid="000f8d9c"/>
    </style:style>
    <style:style style:name="P9" style:family="paragraph" style:parent-style-name="Standard">
      <style:paragraph-properties fo:text-align="justify" style:justify-single-word="false"/>
      <style:text-properties officeooo:rsid="000f8d9c" officeooo:paragraph-rsid="0017fb9e"/>
    </style:style>
    <style:style style:name="P10" style:family="paragraph" style:parent-style-name="Standard">
      <style:paragraph-properties fo:text-align="justify" style:justify-single-word="false"/>
      <style:text-properties officeooo:rsid="000f8d9c" officeooo:paragraph-rsid="0026dcc6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791in" style:type="center"/>
        </style:tab-stops>
      </style:paragraph-properties>
      <style:text-properties officeooo:rsid="000f8d9c" officeooo:paragraph-rsid="000f8d9c"/>
    </style:style>
    <style:style style:name="P12" style:family="paragraph" style:parent-style-name="Standard">
      <style:paragraph-properties fo:text-align="justify" style:justify-single-word="false"/>
      <style:text-properties officeooo:rsid="0016c300" officeooo:paragraph-rsid="0017fb9e"/>
    </style:style>
    <style:style style:name="P13" style:family="paragraph" style:parent-style-name="Standard">
      <style:paragraph-properties fo:text-align="justify" style:justify-single-word="false"/>
      <style:text-properties officeooo:rsid="0017fb9e" officeooo:paragraph-rsid="0017fb9e"/>
    </style:style>
    <style:style style:name="P14" style:family="paragraph" style:parent-style-name="Standard">
      <style:text-properties fo:color="#ce181e" fo:font-weight="bold" officeooo:rsid="0026dcc6" officeooo:paragraph-rsid="0026dcc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ce181e" officeooo:rsid="000f8d9c" officeooo:paragraph-rsid="000f8d9c"/>
    </style:style>
    <style:style style:name="P16" style:family="paragraph" style:parent-style-name="Standard">
      <style:paragraph-properties>
        <style:tab-stops>
          <style:tab-stop style:position="2.7193in"/>
          <style:tab-stop style:position="3.8161in"/>
        </style:tab-stops>
      </style:paragraph-properties>
      <style:text-properties officeooo:paragraph-rsid="0026dcc6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8791in" style:type="center"/>
        </style:tab-stops>
      </style:paragraph-properties>
      <style:text-properties fo:font-size="9pt" fo:font-style="italic" officeooo:rsid="000f8d9c" officeooo:paragraph-rsid="000f8d9c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9pt" fo:font-style="italic" officeooo:rsid="000f8d9c" officeooo:paragraph-rsid="000f8d9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left="0.3181in" fo:margin-right="0.3945in" fo:text-align="justify" style:justify-single-word="false" fo:text-indent="0in" style:auto-text-indent="false"/>
      <style:text-properties officeooo:paragraph-rsid="0026dcc6"/>
    </style:style>
    <style:style style:name="P20" style:family="paragraph" style:parent-style-name="Standard">
      <style:paragraph-properties fo:margin-left="0.7126in" fo:margin-right="0in" fo:text-indent="-0.7126in" style:auto-text-indent="false">
        <style:tab-stops/>
      </style:paragraph-properties>
      <style:text-properties fo:font-weight="bold" officeooo:rsid="000ecff6" officeooo:paragraph-rsid="000f898f" style:font-weight-asian="bold" style:font-weight-complex="bold"/>
    </style:style>
    <style:style style:name="P21" style:family="paragraph" style:parent-style-name="Standard">
      <style:text-properties fo:color="#ce181e" fo:font-weight="bold" officeooo:rsid="0026dcc6" officeooo:paragraph-rsid="0017fb9e" style:font-weight-asian="bold" style:font-weight-complex="bold"/>
    </style:style>
    <style:style style:name="P22" style:family="paragraph" style:parent-style-name="Standard">
      <style:text-properties fo:color="#ce181e" fo:font-weight="bold" officeooo:rsid="0026dcc6" officeooo:paragraph-rsid="0026dcc6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2.7193in"/>
          <style:tab-stop style:position="3.8161in"/>
        </style:tab-stops>
      </style:paragraph-properties>
      <style:text-properties fo:color="#ce181e" fo:font-weight="bold" officeooo:rsid="000ecff6" officeooo:paragraph-rsid="0026dcc6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2.7193in"/>
          <style:tab-stop style:position="3.8161in"/>
        </style:tab-stops>
      </style:paragraph-properties>
      <style:text-properties fo:font-weight="bold" officeooo:rsid="000ecff6" officeooo:paragraph-rsid="0026dcc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f8d9c" officeooo:paragraph-rsid="001982f4"/>
    </style:style>
    <style:style style:name="P26" style:family="paragraph" style:parent-style-name="Standard">
      <style:paragraph-properties fo:text-align="justify" style:justify-single-word="false"/>
      <style:text-properties officeooo:rsid="000f8d9c" officeooo:paragraph-rsid="0017fb9e"/>
    </style:style>
    <style:style style:name="P27" style:family="paragraph" style:parent-style-name="Standard">
      <style:paragraph-properties fo:text-align="justify" style:justify-single-word="false"/>
      <style:text-properties officeooo:rsid="000f8d9c" officeooo:paragraph-rsid="000f8d9c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f8d9c" officeooo:paragraph-rsid="0026dcc6" style:font-weight-asian="normal" style:font-weight-complex="normal"/>
    </style:style>
    <style:style style:name="T1" style:family="text">
      <style:text-properties officeooo:rsid="000f8d9c"/>
    </style:style>
    <style:style style:name="T2" style:family="text">
      <style:text-properties officeooo:rsid="000ecf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cff6" style:font-weight-asian="bold" style:font-weight-complex="bold"/>
    </style:style>
    <style:style style:name="T5" style:family="text">
      <style:text-properties fo:font-weight="bold" officeooo:rsid="000f898f" style:font-weight-asian="bold" style:font-weight-complex="bold"/>
    </style:style>
    <style:style style:name="T6" style:family="text">
      <style:text-properties fo:font-weight="bold" officeooo:rsid="000f8d9c" style:font-weight-asian="bold" style:font-weight-complex="bold"/>
    </style:style>
    <style:style style:name="T7" style:family="text">
      <style:text-properties fo:font-weight="bold" officeooo:rsid="0013d0c0" style:font-weight-asian="bold" style:font-weight-complex="bold"/>
    </style:style>
    <style:style style:name="T8" style:family="text">
      <style:text-properties fo:font-weight="bold" officeooo:rsid="003058fd" style:font-weight-asian="bold" style:font-weight-complex="bold"/>
    </style:style>
    <style:style style:name="T9" style:family="text">
      <style:text-properties fo:font-weight="bold" officeooo:rsid="0026dcc6" style:font-weight-asian="bold" style:font-weight-complex="bold"/>
    </style:style>
    <style:style style:name="T10" style:family="text">
      <style:text-properties fo:font-weight="bold" officeooo:rsid="001d39c5" style:font-weight-asian="bold" style:font-weight-complex="bold"/>
    </style:style>
    <style:style style:name="T11" style:family="text">
      <style:text-properties fo:font-weight="bold" officeooo:rsid="001e8123" style:font-weight-asian="bold" style:font-weight-complex="bold"/>
    </style:style>
    <style:style style:name="T12" style:family="text">
      <style:text-properties fo:font-weight="bold" officeooo:rsid="00279178" style:font-weight-asian="bold" style:font-weight-complex="bold"/>
    </style:style>
    <style:style style:name="T13" style:family="text">
      <style:text-properties fo:font-style="italic" officeooo:rsid="003058fd" style:font-style-asian="italic" style:font-style-complex="italic"/>
    </style:style>
    <style:style style:name="T14" style:family="text">
      <style:text-properties fo:font-style="italic" fo:font-weight="bold" officeooo:rsid="000ecff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058fd" style:font-style-asian="italic" style:font-weight-asian="bold" style:font-style-complex="italic" style:font-weight-complex="bold"/>
    </style:style>
    <style:style style:name="T16" style:family="text">
      <style:text-properties fo:font-weight="normal" officeooo:rsid="000f8d9c" style:font-weight-asian="normal" style:font-weight-complex="normal"/>
    </style:style>
    <style:style style:name="T17" style:family="text">
      <style:text-properties officeooo:rsid="0013d0c0"/>
    </style:style>
    <style:style style:name="T18" style:family="text">
      <style:text-properties officeooo:rsid="001d39c5"/>
    </style:style>
    <style:style style:name="T19" style:family="text">
      <style:text-properties officeooo:rsid="0017fb9e"/>
    </style:style>
    <style:style style:name="T20" style:family="text">
      <style:text-properties officeooo:rsid="003058fd"/>
    </style:style>
    <style:style style:name="T21" style:family="text">
      <style:text-properties style:text-underline-style="solid" style:text-underline-width="auto" style:text-underline-color="font-color" officeooo:rsid="000f8d9c"/>
    </style:style>
    <style:style style:name="T22" style:family="text">
      <style:text-properties style:text-underline-style="solid" style:text-underline-width="auto" style:text-underline-color="font-color" fo:font-weight="normal" officeooo:rsid="000f8d9c" style:font-weight-asian="normal" style:font-weight-complex="normal"/>
    </style:style>
    <style:style style:name="T23" style:family="text">
      <style:text-properties officeooo:rsid="001982f4"/>
    </style:style>
    <style:style style:name="T24" style:family="text">
      <style:text-properties officeooo:rsid="001b4ff6"/>
    </style:style>
    <style:style style:name="T25" style:family="text">
      <style:text-properties officeooo:rsid="0026dcc6"/>
    </style:style>
    <style:style style:name="T26" style:family="text">
      <style:text-properties officeooo:rsid="002656a3"/>
    </style:style>
    <style:style style:name="T27" style:family="text">
      <style:text-properties fo:color="#ce181e" officeooo:rsid="0026dcc6"/>
    </style:style>
    <style:style style:name="T28" style:family="text">
      <style:text-properties fo:color="#ce181e" officeooo:rsid="000f898f"/>
    </style:style>
    <style:style style:name="T29" style:family="text">
      <style:text-properties fo:color="#ce181e" fo:font-weight="bold" officeooo:rsid="0026dcc6" style:font-weight-asian="bold" style:font-weight-complex="bold"/>
    </style:style>
    <style:style style:name="T30" style:family="text">
      <style:text-properties fo:color="#ce181e" fo:font-weight="bold" officeooo:rsid="00279178" style:font-weight-asian="bold" style:font-weight-complex="bold"/>
    </style:style>
    <style:style style:name="T31" style:family="text">
      <style:text-properties fo:color="#ce181e" officeooo:rsid="00279178"/>
    </style:style>
    <style:style style:name="T32" style:family="text">
      <style:text-properties officeooo:rsid="000f898f"/>
    </style:style>
    <style:style style:name="T33" style:family="text">
      <style:text-properties officeooo:rsid="002080f0"/>
    </style:style>
    <style:style style:name="T34" style:family="text">
      <style:text-properties officeooo:rsid="0013bdfd"/>
    </style:style>
    <style:style style:name="T35" style:family="text">
      <style:text-properties officeooo:rsid="002735de"/>
    </style:style>
    <style:style style:name="T36" style:family="text">
      <style:text-properties officeooo:rsid="0027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GNOME NOME</text:p>
      <text:p text:style-name="P14">INDIRIZZO, CIVICO</text:p>
      <text:p text:style-name="P14">CAP CITTÀ (PROV)</text:p>
      <text:p text:style-name="P14">CODICE FISCALE</text:p>
      <text:p text:style-name="P16"><text:span text:style-name="T2"><text:tab/><text:tab/></text:span><text:span text:style-name="T14">Spett.le</text:span></text:p>
      <text:p text:style-name="P16"><text:span text:style-name="T2"><text:tab/>via PEC<text:tab/></text:span><text:span text:style-name="T30">NOME PRODUTTORE</text:span></text:p>
      <text:p text:style-name="P23"><text:tab/><text:tab/><text:span text:style-name="T36">INDIRIZZO</text:span></text:p>
      <text:p text:style-name="P23"><text:span text:style-name="T26"><text:tab/><text:tab/>CAP CITTÀ (PROV)</text:span></text:p>
      <text:p text:style-name="P23"><text:tab/><text:tab/><text:span text:style-name="T36">INDIRIZZO PEC</text:span></text:p>
      <text:p text:style-name="P7"/>
      <text:p text:style-name="P16"><text:span text:style-name="T2"><text:tab/>p.c. via e-mail<text:tab/></text:span><text:span text:style-name="T4">ADUC – Associazione Diritti</text:span></text:p>
      <text:p text:style-name="P3"><text:tab/><text:tab/>Utenti e Consumatori</text:p>
      <text:p text:style-name="P3"><text:tab/><text:tab/>via Cavour 68</text:p>
      <text:p text:style-name="P3"><text:tab/><text:tab/>50129 Firenze (FI)</text:p>
      <text:p text:style-name="P3"><text:tab/><text:tab/>E-mail: aduc@aduc.it</text:p>
      <text:p text:style-name="P3"/>
      <text:p text:style-name="P16"><text:span text:style-name="T2"><text:tab/>p.c. via e-mail<text:tab/></text:span><text:span text:style-name="T7">ILS – Italian Linux Society</text:span></text:p>
      <text:p text:style-name="P3"><text:tab/><text:tab/>via <text:span text:style-name="T17">Aldo Moro 223</text:span></text:p>
      <text:p text:style-name="P3"><text:span text:style-name="T17"><text:tab/><text:tab/></text:span>92026 Favara (AG)</text:p>
      <text:p text:style-name="P3"><text:tab/><text:tab/>E-mail: presidente@linux.it</text:p>
      <text:p text:style-name="P6"/>
      <text:p text:style-name="P6"/>
      <text:p text:style-name="P20">Oggetto: <text:tab/>Messa in mora e diffida ad adempiere per rimborso licenza d’uso Microsoft Windows non accettata preinstallata su <text:span text:style-name="T27">MARCA</text:span><text:span text:style-name="T25"> </text:span><text:span text:style-name="T27">MODELLO</text:span> S/N <text:span text:style-name="T27">NUMERO-SERIALE</text:span></text:p>
      <text:p text:style-name="P2"/>
      <text:p text:style-name="P5"><text:span text:style-name="T32">Il giorno </text:span><text:span text:style-name="T28">G</text:span><text:span text:style-name="T31">IORNO</text:span><text:span text:style-name="T28"> MESE ANNO</text:span><text:span text:style-name="T32"> ho acquistato un personal computer (PC)</text:span><text:span text:style-name="T5"> </text:span><text:span text:style-name="T29">MARCA</text:span><text:span text:style-name="T9"> </text:span><text:span text:style-name="T29">MODELLO</text:span><text:span text:style-name="T4"> S/N </text:span><text:span text:style-name="T29">NUMERO-SERIALE</text:span><text:span text:style-name="T1"> con preinstallato il sistema operativo </text:span><text:span text:style-name="T6">Microsoft Windows 10</text:span><text:span text:style-name="T1">.</text:span></text:p>
      <text:p text:style-name="P5"><text:span text:style-name="T33">Lo stesso giorno dell’acquisto, alla prima accensione del PC mi è apparso il contratto d’uso per l’utente finale del software Microsoft ed in quel momento, come previsto dal contratto stesso, ho esercitato il mio diritto a non accettarne le condizioni della </text:span><text:span text:style-name="T6">licenza d’uso Microsoft (EULA)</text:span><text:span text:style-name="T1">.</text:span></text:p>
      <text:p text:style-name="P10"/>
      <text:p text:style-name="P10">A seguito di ciò contatto la V<text:span text:style-name="T34">ostra</text:span> azienda per ottenere il rimborso <text:span text:style-name="T25">della licenza del sistema operativo preinstallato</text:span>, secondo quanto riportato nella EULA stessa:</text:p>
      <text:p text:style-name="P10"/>
      <text:p text:style-name="P19"><text:span text:style-name="T16">«</text:span><text:span text:style-name="T6">Qualora il licenziatario non accetti le presenti condizioni e non vi si conformi, non potrà utilizzare il software né le relative funzionalità. </text:span><text:span text:style-name="T16">Il licenziatario potrà contattare il produttore del dispositivo o l’installatore oppure il rivenditore, qualora abbia acquistato il software direttamente, per conoscere le </text:span><text:span text:style-name="T22">modalità di restituzione del software</text:span><text:span text:style-name="T16"> o del dispositivo </text:span><text:span text:style-name="T22">e di rimborso del prezzo</text:span><text:span text:style-name="T16">.»</text:span></text:p>
      <text:p text:style-name="P5"/>
      <text:p text:style-name="P5">Pertanto intendo con la presente mettere in mora e diffidare ad adempiere ai sensi di legge per il rimborso di quanto ho pagato per i<text:span text:style-name="T35">l</text:span> software in oggetto pari alla somma di <text:span text:style-name="T10">41</text:span><text:span text:style-name="T3"> </text:span><text:span text:style-name="T10">E</text:span><text:span text:style-name="T3">uro</text:span> per l’acquisto di <text:span text:style-name="T3">Microsoft Windows </text:span><text:span text:style-name="T10">10 HOME</text:span><text:span text:style-name="T18">.</text:span></text:p>
      <text:p text:style-name="P5"/>
      <text:p text:style-name="P5"><text:span text:style-name="T1">La somma complessiva di </text:span><text:span text:style-name="T9">4</text:span><text:span text:style-name="T11">1</text:span><text:span text:style-name="T6"> Euro</text:span><text:span text:style-name="T1">, dovrà pervenire entro e non oltre </text:span><text:span text:style-name="T21">15 giorni</text:span><text:span text:style-name="T1"> dal ricevimento della presente.</text:span></text:p>
      <text:p text:style-name="P28"/>
      <text:p text:style-name="P8">In difetto di tutto ciò, <text:span text:style-name="T25">sarò </text:span>costrett<text:span text:style-name="T25">e </text:span>ad adire le vie legali <text:span text:style-name="T23">per tutelare i miei diritti, con rifusione di spese, danni ed interessi.</text:span></text:p>
      <text:p text:style-name="P8"/>
      <text:p text:style-name="P4"><text:span text:style-name="T23">Si fa anche presente che la Corte di Cassazione, con le sentenze n. 19161/2014 e n. 4390/2016, ha condannato al rimborso il produttore di PC che si rifiutava di adempiere ai suoi doveri (maggiori </text:span><text:soft-page-break/><text:span text:style-name="T23">informazioni sul sito </text:span><text:a xlink:type="simple" xlink:href="http://avvertenze.aduc.it/rimborsowindows/" text:style-name="Internet_20_link" text:visited-style-name="Visited_20_Internet_20_Link"><text:span text:style-name="T23">http://avvertenze.aduc.it/rimborsowindows/</text:span></text:a><text:span text:style-name="T23"> ).</text:span></text:p>
      <text:p text:style-name="P8"/>
      <text:p text:style-name="P9"><text:span text:style-name="T24">Si ricorda</text:span>, inoltre, che l’<text:span text:style-name="T18">AGCM (Autorità Garante della Concorrenza e del Mercato)</text:span>, interpellata dall’ADUC sull’eventuale abuso di posizione dominante di Microsoft e le aziende produttrici di hardware, con il procedimento DC/5073, ha comunicato alla predetta associazione (con lettera n.28300/06 del 27/07/2006) che <text:span text:style-name="T18">«</text:span><text:span text:style-name="T3">i consumatori possono rifiutare l’installazione di Windows e ricevere un rimborso</text:span><text:span text:style-name="T18">»</text:span>.</text:p>
      <text:p text:style-name="P9"/>
      <text:p text:style-name="P12">Non da ultimo, lo scorso 15 dicembre 2020 il Giudice Dott. Mirko Buratti del Tribunale di Monza con la sentenza 1734/2020 ha definitivamente decretato il diritto al rimborso del software preinstallato, <text:span text:style-name="T19">condannando il produttore ad un “</text:span><text:span text:style-name="T8">punitive damage</text:span><text:span text:style-name="T20">” di 20.000 Euro per aver </text:span><text:span text:style-name="T13">«</text:span><text:span text:style-name="T15">abusato dello strumento impugnatorio</text:span><text:span text:style-name="T13"> costringendo la controparte [...] a replicare […] ad una produzione difensiva assolutamente sproporzionata […] esemplificativa della </text:span><text:span text:style-name="T15">prepotenza e prevaricazione di un colosso commerciale nei confronti di un modesto consumatore</text:span><text:span text:style-name="T13">»</text:span><text:span text:style-name="T20">.</text:span></text:p>
      <text:p text:style-name="P25"/>
      <text:p text:style-name="P13">Nell’auspicio di un Vostro spontaneo adempimento agli obblighi contrattuali da Voi <text:span text:style-name="T25">espressamente </text:span>assunti, porgo distinti saluti.</text:p>
      <text:p text:style-name="P8"/>
      <text:p text:style-name="P8"/>
      <text:p text:style-name="P15"><text:span text:style-name="T25">CITTÀ</text:span>, <text:span text:style-name="T25">GIORNO MESE ANNO</text:span></text:p>
      <text:p text:style-name="P11"/>
      <text:p text:style-name="P11"><text:span text:style-name="T25"><text:tab/></text:span><text:span text:style-name="T27">NOME COGNOME</text:span></text:p>
      <text:p text:style-name="P11"/>
      <text:p text:style-name="P11"><text:tab/><text:span text:style-name="T25">_________________________</text:span></text:p>
      <text:p text:style-name="P17"><text:tab/><text:span text:style-name="T25">(firma)</text:span></text:p>
      <text:p text:style-name="P1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193in" fo:border-left="none" fo:border-right="none" fo:border-top="0.06pt solid #000000" fo:border-bottom="none" style:shadow="none"/>
      <style:text-properties officeooo:paragraph-rsid="000f8d9c"/>
    </style:style>
    <style:style style:name="MT1" style:family="text">
      <style:text-properties officeooo:rsid="000f8d9c"/>
    </style:style>
    <style:page-layout style:name="Mpm1">
      <style:page-layout-properties fo:page-width="8.2681in" fo:page-height="11.6929in" style:num-format="1" style:print-orientation="portrait" fo:margin-top="0.7083in" fo:margin-bottom="0.5516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09:43</meta:creation-date>
    <dc:date>2021-03-14T16:30:22.862202587</dc:date>
    <meta:editing-duration>PT4H33M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501" meta:character-count="3419" meta:non-whitespace-character-count="2922"/>
  </office:meta>
</office:document-meta>
</file>